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sl" fo:country="SI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Mono1"/>
    </style:style>
    <style:style style:name="ce4" style:family="table-cell" style:parent-style-name="Default">
      <style:text-properties style:font-name="Liberation Mono1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 (26^4)</text:p>
          </table:table-cell>
          <table:table-cell table:style-name="ce4" office:value-type="string" calcext:value-type="string">
            <text:p>Z (26^3)</text:p>
          </table:table-cell>
          <table:table-cell table:style-name="ce4" office:value-type="string" calcext:value-type="string">
            <text:p>Z (26^2)</text:p>
          </table:table-cell>
          <table:table-cell table:style-name="ce4" office:value-type="string" calcext:value-type="string">
            <text:p>Z (26^1)</text:p>
          </table:table-cell>
          <table:table-cell table:style-name="ce4" office:value-type="string" calcext:value-type="string">
            <text:p>Z (26^0)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1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 x 1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5</text:p>
          </table:table-cell>
          <table:table-cell/>
          <table:table-cell office:value-type="string" calcext:value-type="string">
            <text:p>W1+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string" calcext:value-type="string">
            <text:p>W1+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office:value-type="string" calcext:value-type="string">
            <text:p>W1+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1+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 x 13</text:p>
          </table:table-cell>
          <table:table-cell office:value-type="string" calcext:value-type="string">
            <text:p>W1+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W1+28==W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6</text:p>
          </table:table-cell>
          <table:table-cell/>
          <table:table-cell office:value-type="string" calcext:value-type="string">
            <text:p>W2+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string" calcext:value-type="string">
            <text:p>W2+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2+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dd x 10</text:p>
          </table:table-cell>
          <table:table-cell office:value-type="string" calcext:value-type="string">
            <text:p>W2+2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w2+26==w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4</text:p>
          </table:table-cell>
          <table:table-cell/>
          <table:table-cell office:value-type="string" calcext:value-type="string">
            <text:p>W3+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string" calcext:value-type="string">
            <text:p>W3+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string" calcext:value-type="string">
            <text:p>W3+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3+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dd x 15</text:p>
          </table:table-cell>
          <table:table-cell office:value-type="string" calcext:value-type="string">
            <text:p>W3+1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w3+19==w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string" calcext:value-type="string">
            <text:p>W3+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4</text:p>
          </table:table-cell>
          <table:table-cell/>
          <table:table-cell office:value-type="string" calcext:value-type="string">
            <text:p>W4+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string" calcext:value-type="string">
            <text:p>W4+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string" calcext:value-type="string">
            <text:p>W3+4</text:p>
          </table:table-cell>
          <table:table-cell office:value-type="string" calcext:value-type="string">
            <text:p>W4+1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4+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string" calcext:value-type="string">
            <text:p>W3+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 x -8</text:p>
          </table:table-cell>
          <table:table-cell office:value-type="string" calcext:value-type="string">
            <text:p>W4+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" office:value-type="string" calcext:value-type="string">
            <text:p>w4+6==w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string" calcext:value-type="string">
            <text:p>W3+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string" calcext:value-type="string">
            <text:p>W5+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string" calcext:value-type="string">
            <text:p>W3+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3+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 x -10</text:p>
          </table:table-cell>
          <table:table-cell office:value-type="string" calcext:value-type="string">
            <text:p>W3-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" office:value-type="string" calcext:value-type="string">
            <text:p>w3-6==w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5</text:p>
          </table:table-cell>
          <table:table-cell/>
          <table:table-cell office:value-type="string" calcext:value-type="string">
            <text:p>W6+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2+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dd x 11</text:p>
          </table:table-cell>
          <table:table-cell office:value-type="string" calcext:value-type="string">
            <text:p>W2+2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w2+27==w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string" calcext:value-type="string">
            <text:p>W7+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string" calcext:value-type="string">
            <text:p>W7+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string" calcext:value-type="string">
            <text:p>W7+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7+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 x -3</text:p>
          </table:table-cell>
          <table:table-cell office:value-type="string" calcext:value-type="string">
            <text:p>W7-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" office:value-type="string" calcext:value-type="string">
            <text:p>w7-2==w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3</text:p>
          </table:table-cell>
          <table:table-cell/>
          <table:table-cell office:value-type="string" calcext:value-type="string">
            <text:p>W8+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2+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 x 14</text:p>
          </table:table-cell>
          <table:table-cell office:value-type="string" calcext:value-type="string">
            <text:p>W2+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w2+30==w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3</text:p>
          </table:table-cell>
          <table:table-cell/>
          <table:table-cell office:value-type="string" calcext:value-type="string">
            <text:p>W9+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string" calcext:value-type="string">
            <text:p>W9+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string" calcext:value-type="string">
            <text:p>W9+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9+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 x -4</text:p>
          </table:table-cell>
          <table:table-cell office:value-type="string" calcext:value-type="string">
            <text:p>W9-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" office:value-type="string" calcext:value-type="string">
            <text:p>w9-1==w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7</text:p>
          </table:table-cell>
          <table:table-cell/>
          <table:table-cell office:value-type="string" calcext:value-type="string">
            <text:p>W10+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2+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 x 14</text:p>
          </table:table-cell>
          <table:table-cell office:value-type="string" calcext:value-type="string">
            <text:p>W2+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w2+30==w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5</text:p>
          </table:table-cell>
          <table:table-cell/>
          <table:table-cell office:value-type="string" calcext:value-type="string">
            <text:p>W11+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string" calcext:value-type="string">
            <text:p>W11+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office:value-type="string" calcext:value-type="string">
            <text:p>W11+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11+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 x -5</text:p>
          </table:table-cell>
          <table:table-cell office:value-type="string" calcext:value-type="string">
            <text:p>w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" office:value-type="string" calcext:value-type="string">
            <text:p>w11==w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3</text:p>
          </table:table-cell>
          <table:table-cell/>
          <table:table-cell office:value-type="string" calcext:value-type="string">
            <text:p>W12+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office:value-type="string" calcext:value-type="string">
            <text:p>W2+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2+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 x -8</text:p>
          </table:table-cell>
          <table:table-cell office:value-type="string" calcext:value-type="string">
            <text:p>W2+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" office:value-type="string" calcext:value-type="string">
            <text:p>w2+8==w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3</text:p>
          </table:table-cell>
          <table:table-cell/>
          <table:table-cell office:value-type="string" calcext:value-type="string">
            <text:p>W13+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1+1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p w</text:p>
          </table:table-cell>
          <table:table-cell table:number-columns-repeated="7"/>
          <table:table-cell office:value-type="string" calcext:value-type="string">
            <text:p>w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x 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 x 26</text:p>
          </table:table-cell>
          <table:table-cell office:value-type="string" calcext:value-type="string">
            <text:p>W1+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 z 26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 x -11</text:p>
          </table:table-cell>
          <table:table-cell office:value-type="string" calcext:value-type="string">
            <text:p>W1+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l x w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" office:value-type="string" calcext:value-type="string">
            <text:p>w1+4==w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ql x 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z y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w</text:p>
          </table:table-cell>
          <table:table-cell/>
          <table:table-cell office:value-type="string" calcext:value-type="string">
            <text:p>w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y 10</text:p>
          </table:table-cell>
          <table:table-cell/>
          <table:table-cell office:value-type="string" calcext:value-type="string">
            <text:p>W14+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l y 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 z y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sl" fo:country="S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5T09:10:57.822580775</meta:creation-date>
    <dc:date>2021-12-25T09:57:21.208257301</dc:date>
    <meta:editing-duration>PT46M12S</meta:editing-duration>
    <meta:editing-cycles>25</meta:editing-cycles>
    <meta:generator>LibreOffice/7.2.3.2$Linux_X86_64 LibreOffice_project/20$Build-2</meta:generator>
    <meta:document-statistic meta:table-count="1" meta:cell-count="667" meta:object-count="0"/>
  </office:meta>
</office:document-meta>
</file>